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0c9" officeooo:paragraph-rsid="0012b070"/>
    </style:style>
    <style:style style:name="P2" style:family="paragraph" style:parent-style-name="Standard">
      <style:text-properties officeooo:rsid="001909da" officeooo:paragraph-rsid="0012b070"/>
    </style:style>
    <style:style style:name="T1" style:family="text">
      <style:text-properties officeooo:rsid="00197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01112_1</text:p>
      <text:p text:style-name="P2"><text:a xlink:type="simple" xlink:href="https://git.cs.msu.ru/s02180607/pythonprac/-/tree/master/20201112_1" text:style-name="Internet_20_link" text:visited-style-name="Visited_20_Internet_20_Link">https</text:a><text:a xlink:type="simple" xlink:href="https://git.cs.msu.ru/s02180607/pythonprac/-/tree/master/20201112_1" text:style-name="Internet_20_link" text:visited-style-name="Visited_20_Internet_20_Link">://git.cs.msu.ru/s02180607/pythonprac/-/tree/master/20201112_1</text:a></text:p>
      <text:p text:style-name="P1"><text:a xlink:type="simple" xlink:href="https://git.cs.msu.ru/s02180445/pythonprac/-/tree/master/20201112_1" text:style-name="Internet_20_link" text:visited-style-name="Visited_20_Internet_20_Link"><text:span text:style-name="T1">h</text:span></text:a><text:a xlink:type="simple" xlink:href="https://git.cs.msu.ru/s02180445/pythonprac/-/tree/master/20201112_1" text:style-name="Internet_20_link" text:visited-style-name="Visited_20_Internet_20_Link">ttps://git.cs.msu.ru/s02180445/pythonprac/-/tree/master/202011</text:a><text:a xlink:type="simple" xlink:href="https://git.cs.msu.ru/s02180445/pythonprac/-/tree/master/20201112_1" text:style-name="Internet_20_link" text:visited-style-name="Visited_20_Internet_20_Link"><text:span text:style-name="T1">12</text:span></text:a><text:a xlink:type="simple" xlink:href="https://git.cs.msu.ru/s02180445/pythonprac/-/tree/master/20201112_1" text:style-name="Internet_20_link" text:visited-style-name="Visited_20_Internet_20_Link">_</text:a><text:a xlink:type="simple" xlink:href="https://git.cs.msu.ru/s02180445/pythonprac/-/tree/master/20201112_1" text:style-name="Internet_20_link" text:visited-style-name="Visited_20_Internet_20_Link"><text:span text:style-name="T1">1</text:span></text:a></text:p>
      <text:p text:style-name="P1"><text:a xlink:type="simple" xlink:href="https://github.com/Disfavour/pythonprac/tree/master/20201105_2" text:style-name="Internet_20_link" text:visited-style-name="Visited_20_Internet_20_Link">https://github.com/Disfavour/pythonprac/tree/master/202011</text:a><text:a xlink:type="simple" xlink:href="https://github.com/Disfavour/pythonprac/tree/master/20201105_2" text:style-name="Internet_20_link" text:visited-style-name="Visited_20_Internet_20_Link"><text:span text:style-name="T1">12</text:span></text:a><text:a xlink:type="simple" xlink:href="https://github.com/Disfavour/pythonprac/tree/master/20201105_2" text:style-name="Internet_20_link" text:visited-style-name="Visited_20_Internet_20_Link">_</text:a><text:span text:style-name="T1">1</text:span></text:p>
      <text:p text:style-name="P1"><text:a xlink:type="simple" xlink:href="https://git.cs.msu.ru/s02180501/pythonprac/-/tree/master/20201105_3" text:style-name="Internet_20_link" text:visited-style-name="Visited_20_Internet_20_Link">https://git.cs.msu.ru/s02180501/pythonprac/-/tree/master/202011</text:a><text:a xlink:type="simple" xlink:href="https://git.cs.msu.ru/s02180501/pythonprac/-/tree/master/20201105_3" text:style-name="Internet_20_link" text:visited-style-name="Visited_20_Internet_20_Link"><text:span text:style-name="T1">12</text:span></text:a><text:a xlink:type="simple" xlink:href="https://git.cs.msu.ru/s02180501/pythonprac/-/tree/master/20201105_3" text:style-name="Internet_20_link" text:visited-style-name="Visited_20_Internet_20_Link">_</text:a><text:span text:style-name="T1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05:44.610331193</meta:creation-date>
    <dc:date>2020-12-22T21:07:31.280622804</dc:date>
    <meta:editing-duration>PT1M47S</meta:editing-duration>
    <meta:editing-cycles>1</meta:editing-cycles>
    <meta:document-statistic meta:table-count="0" meta:image-count="0" meta:object-count="0" meta:page-count="1" meta:paragraph-count="5" meta:word-count="5" meta:character-count="273" meta:non-whitespace-character-count="273"/>
    <meta:generator>LibreOffice/6.4.6.2$Linux_X86_64 LibreOffice_project/40$Build-2</meta:generator>
  </office:meta>
</office:document-meta>
</file>